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31.03mm"/>
    </style:style>
    <style:style style:name="co2" style:family="table-column">
      <style:table-column-properties fo:break-before="auto" style:column-width="29.83mm"/>
    </style:style>
    <style:style style:name="co3" style:family="table-column">
      <style:table-column-properties fo:break-before="auto" style:column-width="50.09mm"/>
    </style:style>
    <style:style style:name="co4" style:family="table-column">
      <style:table-column-properties fo:break-before="auto" style:column-width="27.09mm"/>
    </style:style>
    <style:style style:name="co5" style:family="table-column">
      <style:table-column-properties fo:break-before="auto" style:column-width="52.51mm"/>
    </style:style>
    <style:style style:name="co6" style:family="table-column">
      <style:table-column-properties fo:break-before="auto" style:column-width="26.7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afd095" style:text-align-source="fix" style:repeat-content="fals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 style:data-style-name="N112">
      <style:table-cell-properties style:text-align-source="fix" style:repeat-content="false"/>
      <style:paragraph-properties fo:text-align="end" fo:margin-left="0mm"/>
      <style:text-properties fo:font-size="13pt" fo:font-weight="normal" style:font-size-asian="13pt" style:font-weight-asian="normal" style:font-size-complex="13pt" style:font-weight-complex="normal"/>
    </style:style>
    <style:style style:name="ce6" style:family="table-cell" style:parent-style-name="Default" style:data-style-name="N112">
      <style:table-cell-properties style:text-align-source="fix" style:repeat-content="fals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row table:style-name="ro1">
          <table:table-cell table:style-name="ce2" office:value-type="string" calcext:value-type="string">
            <text:p>CPU Time</text:p>
          </table:table-cell>
          <table:table-cell table:style-name="Default" table:number-columns-repeated="5"/>
        </table:table-row>
        <table:table-row table:style-name="ro1">
          <table:table-cell table:style-name="ce3" office:value-type="string" calcext:value-type="string">
            <text:p>Dimension</text:p>
          </table:table-cell>
          <table:table-cell table:style-name="ce3" office:value-type="string" calcext:value-type="string">
            <text:p>For Loops</text:p>
          </table:table-cell>
          <table:table-cell table:style-name="ce3" office:value-type="string" calcext:value-type="string">
            <text:p>Cython For Loops</text:p>
          </table:table-cell>
          <table:table-cell table:style-name="ce3" office:value-type="string" calcext:value-type="string">
            <text:p>Grid Eval</text:p>
          </table:table-cell>
          <table:table-cell table:style-name="ce3" office:value-type="string" calcext:value-type="string">
            <text:p>Grid Eval Two Sum</text:p>
          </table:table-cell>
          <table:table-cell table:style-name="ce3" office:value-type="string" calcext:value-type="string">
            <text:p>JIT + Ve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35" calcext:value-type="float">
            <text:p>0.235</text:p>
          </table:table-cell>
          <table:table-cell office:value-type="float" office:value="0.263" calcext:value-type="float">
            <text:p>0.263</text:p>
          </table:table-cell>
          <table:table-cell office:value-type="float" office:value="0.299" calcext:value-type="float">
            <text:p>0.299</text:p>
          </table:table-cell>
          <table:table-cell office:value-type="float" office:value="0.269" calcext:value-type="float">
            <text:p>0.269</text:p>
          </table:table-cell>
          <table:table-cell office:value-type="float" office:value="0.922" calcext:value-type="float">
            <text:p>0.9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7" calcext:value-type="float">
            <text:p>0.247</text:p>
          </table:table-cell>
          <table:table-cell office:value-type="float" office:value="0.248" calcext:value-type="float">
            <text:p>0.248</text:p>
          </table:table-cell>
          <table:table-cell office:value-type="float" office:value="0.26" calcext:value-type="float">
            <text:p>0.260</text:p>
          </table:table-cell>
          <table:table-cell office:value-type="float" office:value="0.301" calcext:value-type="float">
            <text:p>0.301</text:p>
          </table:table-cell>
          <table:table-cell office:value-type="float" office:value="0.872" calcext:value-type="float">
            <text:p>0.8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26" calcext:value-type="float">
            <text:p>0.326</text:p>
          </table:table-cell>
          <table:table-cell office:value-type="float" office:value="0.289" calcext:value-type="float">
            <text:p>0.289</text:p>
          </table:table-cell>
          <table:table-cell office:value-type="float" office:value="0.292" calcext:value-type="float">
            <text:p>0.292</text:p>
          </table:table-cell>
          <table:table-cell office:value-type="float" office:value="0.496" calcext:value-type="float">
            <text:p>0.496</text:p>
          </table:table-cell>
          <table:table-cell office:value-type="float" office:value="0.865" calcext:value-type="float">
            <text:p>0.8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7" calcext:value-type="float">
            <text:p>0.570</text:p>
          </table:table-cell>
          <table:table-cell office:value-type="float" office:value="0.568" calcext:value-type="float">
            <text:p>0.568</text:p>
          </table:table-cell>
          <table:table-cell office:value-type="float" office:value="0.301" calcext:value-type="float">
            <text:p>0.301</text:p>
          </table:table-cell>
          <table:table-cell office:value-type="float" office:value="1.023" calcext:value-type="float">
            <text:p>1.023</text:p>
          </table:table-cell>
          <table:table-cell office:value-type="float" office:value="0.927" calcext:value-type="float">
            <text:p>0.9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834" calcext:value-type="float">
            <text:p>1.834</text:p>
          </table:table-cell>
          <table:table-cell office:value-type="float" office:value="1.442" calcext:value-type="float">
            <text:p>1.442</text:p>
          </table:table-cell>
          <table:table-cell office:value-type="float" office:value="0.348" calcext:value-type="float">
            <text:p>0.348</text:p>
          </table:table-cell>
          <table:table-cell office:value-type="float" office:value="2.715" calcext:value-type="float">
            <text:p>2.715</text:p>
          </table:table-cell>
          <table:table-cell office:value-type="float" office:value="0.865" calcext:value-type="float">
            <text:p>0.8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644" calcext:value-type="float">
            <text:p>5.644</text:p>
          </table:table-cell>
          <table:table-cell office:value-type="float" office:value="4.304" calcext:value-type="float">
            <text:p>4.304</text:p>
          </table:table-cell>
          <table:table-cell office:value-type="float" office:value="0.376" calcext:value-type="float">
            <text:p>0.376</text:p>
          </table:table-cell>
          <table:table-cell office:value-type="float" office:value="6.01" calcext:value-type="float">
            <text:p>6.010</text:p>
          </table:table-cell>
          <table:table-cell office:value-type="float" office:value="0.86" calcext:value-type="float">
            <text:p>0.8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.916" calcext:value-type="float">
            <text:p>14.916</text:p>
          </table:table-cell>
          <table:table-cell office:value-type="float" office:value="13.045" calcext:value-type="float">
            <text:p>13.045</text:p>
          </table:table-cell>
          <table:table-cell office:value-type="float" office:value="0.576" calcext:value-type="float">
            <text:p>0.576</text:p>
          </table:table-cell>
          <table:table-cell office:value-type="float" office:value="12.959" calcext:value-type="float">
            <text:p>12.959</text:p>
          </table:table-cell>
          <table:table-cell office:value-type="float" office:value="0.945" calcext:value-type="float">
            <text:p>0.9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.976" calcext:value-type="float">
            <text:p>36.976</text:p>
          </table:table-cell>
          <table:table-cell office:value-type="float" office:value="31.119" calcext:value-type="float">
            <text:p>31.119</text:p>
          </table:table-cell>
          <table:table-cell office:value-type="float" office:value="1.104" calcext:value-type="float">
            <text:p>1.104</text:p>
          </table:table-cell>
          <table:table-cell office:value-type="float" office:value="26.737" calcext:value-type="float">
            <text:p>26.737</text:p>
          </table:table-cell>
          <table:table-cell office:value-type="float" office:value="0.974" calcext:value-type="float">
            <text:p>0.9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93.042" office:value-type="float" office:value="93.042" calcext:value-type="float">
            <text:p>93.042</text:p>
          </table:table-cell>
          <table:table-cell table:formula="of:=(60+18.555)" office:value-type="float" office:value="78.555" calcext:value-type="float">
            <text:p>78.555</text:p>
          </table:table-cell>
          <table:table-cell office:value-type="float" office:value="2.354" calcext:value-type="float">
            <text:p>2.354</text:p>
          </table:table-cell>
          <table:table-cell office:value-type="float" office:value="49.314" calcext:value-type="float">
            <text:p>49.314</text:p>
          </table:table-cell>
          <table:table-cell office:value-type="float" office:value="1.044" calcext:value-type="float">
            <text:p>1.0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3*60)+11.577" office:value-type="float" office:value="191.577" calcext:value-type="float">
            <text:p>191.577</text:p>
          </table:table-cell>
          <table:table-cell table:formula="of:=(2*60)+57.19" office:value-type="float" office:value="177.19" calcext:value-type="float">
            <text:p>177.190</text:p>
          </table:table-cell>
          <table:table-cell office:value-type="float" office:value="3.651" calcext:value-type="float">
            <text:p>3.651</text:p>
          </table:table-cell>
          <table:table-cell table:formula="of:=90.213" office:value-type="float" office:value="90.213" calcext:value-type="float">
            <text:p>90.213</text:p>
          </table:table-cell>
          <table:table-cell office:value-type="float" office:value="1.162" calcext:value-type="float">
            <text:p>1.1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6*60)+53.346" office:value-type="float" office:value="413.346" calcext:value-type="float">
            <text:p>413.346</text:p>
          </table:table-cell>
          <table:table-cell table:formula="of:=(5*60)+12.025" office:value-type="float" office:value="312.025" calcext:value-type="float">
            <text:p>312.025</text:p>
          </table:table-cell>
          <table:table-cell table:style-name="ce6" office:value-type="string" calcext:value-type="string">
            <text:p>-</text:p>
          </table:table-cell>
          <table:table-cell table:formula="of:=(2*60)+36.424" office:value-type="float" office:value="156.424" calcext:value-type="float">
            <text:p>156.424</text:p>
          </table:table-cell>
          <table:table-cell office:value-type="float" office:value="1.496" calcext:value-type="float">
            <text:p>1.4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12*60)+52.873" office:value-type="float" office:value="772.873" calcext:value-type="float">
            <text:p>772.873</text:p>
          </table:table-cell>
          <table:table-cell table:formula="of:=(10*60)+5.392" office:value-type="float" office:value="605.392" calcext:value-type="float">
            <text:p>605.392</text:p>
          </table:table-cell>
          <table:table-cell table:style-name="ce6" office:value-type="string" calcext:value-type="string">
            <text:p>-</text:p>
          </table:table-cell>
          <table:table-cell table:formula="of:=(4*60)+0.175" office:value-type="float" office:value="240.175" calcext:value-type="float">
            <text:p>240.175</text:p>
          </table:table-cell>
          <table:table-cell office:value-type="float" office:value="2.02" calcext:value-type="float">
            <text:p>2.0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23*60)+12.132" office:value-type="float" office:value="1392.132" calcext:value-type="float">
            <text:p>1392.132</text:p>
          </table:table-cell>
          <table:table-cell table:formula="of:=(21*60)+1.161" office:value-type="float" office:value="1261.161" calcext:value-type="float">
            <text:p>1261.161</text:p>
          </table:table-cell>
          <table:table-cell table:style-name="ce6" office:value-type="string" calcext:value-type="string">
            <text:p>-</text:p>
          </table:table-cell>
          <table:table-cell table:formula="of:=(5*60)+59.595" office:value-type="float" office:value="359.595" calcext:value-type="float">
            <text:p>359.595</text:p>
          </table:table-cell>
          <table:table-cell office:value-type="float" office:value="3.177" calcext:value-type="float">
            <text:p>3.1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39*60)+34.669" office:value-type="float" office:value="2374.669" calcext:value-type="float">
            <text:p>2374.669</text:p>
          </table:table-cell>
          <table:table-cell table:formula="of:=(38*60)+18.902" office:value-type="float" office:value="2298.902" calcext:value-type="float">
            <text:p>2298.902</text:p>
          </table:table-cell>
          <table:table-cell table:style-name="ce6" office:value-type="string" calcext:value-type="string">
            <text:p>-</text:p>
          </table:table-cell>
          <table:table-cell table:formula="of:=(9*60)+2.404" office:value-type="float" office:value="542.404" calcext:value-type="float">
            <text:p>542.404</text:p>
          </table:table-cell>
          <table:table-cell office:value-type="float" office:value="4.296" calcext:value-type="float">
            <text:p>4.2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77*60)+53.724" office:value-type="float" office:value="4673.724" calcext:value-type="float">
            <text:p>4673.724</text:p>
          </table:table-cell>
          <table:table-cell table:formula="of:=(55*60)+34.035" office:value-type="float" office:value="3334.035" calcext:value-type="float">
            <text:p>3334.035</text:p>
          </table:table-cell>
          <table:table-cell table:style-name="ce6" office:value-type="string" calcext:value-type="string">
            <text:p>-</text:p>
          </table:table-cell>
          <table:table-cell table:formula="of:=(14*60)+28.195" office:value-type="float" office:value="868.195" calcext:value-type="float">
            <text:p>868.195</text:p>
          </table:table-cell>
          <table:table-cell office:value-type="float" office:value="6.496" calcext:value-type="float">
            <text:p>6.4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7]*1.993" office:value-type="float" office:value="9314.731932" calcext:value-type="float">
            <text:p>9314.732</text:p>
          </table:table-cell>
          <table:table-cell table:formula="of:=(105*60)+7.638" office:value-type="float" office:value="6307.638" calcext:value-type="float">
            <text:p>6307.638</text:p>
          </table:table-cell>
          <table:table-cell table:style-name="ce6" office:value-type="string" calcext:value-type="string">
            <text:p>-</text:p>
          </table:table-cell>
          <table:table-cell table:formula="of:=[.E17]*1.6" office:value-type="float" office:value="1389.112" calcext:value-type="float">
            <text:p>1389.112</text:p>
          </table:table-cell>
          <table:table-cell office:value-type="float" office:value="9.881" calcext:value-type="float">
            <text:p>9.88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8]*2.023" office:value-type="float" office:value="18843.702698436" calcext:value-type="float">
            <text:p>18843.703</text:p>
          </table:table-cell>
          <table:table-cell table:formula="of:=[.C18]*1.9" office:value-type="float" office:value="11984.5122" calcext:value-type="float">
            <text:p>11984.512</text:p>
          </table:table-cell>
          <table:table-cell table:style-name="ce6" office:value-type="string" calcext:value-type="string">
            <text:p>-</text:p>
          </table:table-cell>
          <table:table-cell table:formula="of:=[.E18]*1.7" office:value-type="float" office:value="2361.4904" calcext:value-type="float">
            <text:p>2361.490</text:p>
          </table:table-cell>
          <table:table-cell office:value-type="float" office:value="15.299" calcext:value-type="float">
            <text:p>15.2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9]*1.987" office:value-type="float" office:value="37442.4372617923" calcext:value-type="float">
            <text:p>37442.437</text:p>
          </table:table-cell>
          <table:table-cell table:formula="of:=[.C19]*1.932" office:value-type="float" office:value="23154.0775704" calcext:value-type="float">
            <text:p>23154.078</text:p>
          </table:table-cell>
          <table:table-cell table:style-name="ce6" office:value-type="string" calcext:value-type="string">
            <text:p>-</text:p>
          </table:table-cell>
          <table:table-cell table:formula="of:=[.E19]*1.6" office:value-type="float" office:value="3778.38464" calcext:value-type="float">
            <text:p>3778.385</text:p>
          </table:table-cell>
          <table:table-cell office:value-type="float" office:value="22.761" calcext:value-type="float">
            <text:p>22.76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0]*2.0134" office:value-type="float" office:value="75386.6031828927" calcext:value-type="float">
            <text:p>75386.603</text:p>
          </table:table-cell>
          <table:table-cell table:formula="of:=[.C20]*1.9845" office:value-type="float" office:value="45949.2669384588" calcext:value-type="float">
            <text:p>45949.267</text:p>
          </table:table-cell>
          <table:table-cell table:style-name="ce6" office:value-type="string" calcext:value-type="string">
            <text:p>-</text:p>
          </table:table-cell>
          <table:table-cell table:formula="of:=[.E20]*1.65" office:value-type="float" office:value="6234.334656" calcext:value-type="float">
            <text:p>6234.335</text:p>
          </table:table-cell>
          <table:table-cell office:value-type="float" office:value="33.912" calcext:value-type="float">
            <text:p>33.9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1]*1.935" office:value-type="float" office:value="145873.077158897" calcext:value-type="float">
            <text:p>145873.077</text:p>
          </table:table-cell>
          <table:table-cell table:formula="of:=[.C21]*1.993721" office:value-type="float" office:value="91610.018429811" calcext:value-type="float">
            <text:p>91610.018</text:p>
          </table:table-cell>
          <table:table-cell table:style-name="ce6" office:value-type="string" calcext:value-type="string">
            <text:p>-</text:p>
          </table:table-cell>
          <table:table-cell table:formula="of:=[.E21]*1.68" office:value-type="float" office:value="10473.68222208" calcext:value-type="float">
            <text:p>10473.682</text:p>
          </table:table-cell>
          <table:table-cell office:value-type="float" office:value="48.441" calcext:value-type="float">
            <text:p>48.441</text:p>
          </table:table-cell>
        </table:table-row>
        <table:table-row table:style-name="ro1" table:number-rows-repeated="3">
          <table:table-cell table:number-columns-repeated="3"/>
          <table:table-cell table:style-name="ce6"/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3">00/00/0000</text:date>, <text:time style:data-style-name="N2" text:time-value="18:05:29.7518867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2T16:10:09.252854167</meta:creation-date>
    <dc:date>2019-07-23T18:09:23.053604007</dc:date>
    <meta:editing-duration>PT6H18M8S</meta:editing-duration>
    <meta:editing-cycles>15</meta:editing-cycles>
    <meta:generator>LibreOffice/6.2.5.2$Linux_X86_64 LibreOffice_project/a887734edd14b7c31b8ab527c0422d03c5e16f8b</meta:generator>
    <meta:document-statistic meta:table-count="1" meta:cell-count="127" meta:object-count="0"/>
  </office:meta>
</office:document-meta>
</file>